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33000000546AABCFA7F059A366.png" manifest:media-type="image/png"/>
  <manifest:file-entry manifest:full-path="Pictures/100000000000006700000048237A3E4FF9F3716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fo:border="none"/>
    </style:style>
    <style:style style:name="gr4" style:family="graphic" style:parent-style-name="standard">
      <style:graphic-properties svg:stroke-color="#111111" draw:fill-color="#cccccc" draw:textarea-horizontal-align="justify" draw:textarea-vertical-align="middle" draw:auto-grow-height="false" fo:min-height="20.15cm" fo:min-width="18.3cm"/>
    </style:style>
    <style:style style:name="gr5" style:family="graphic" style:parent-style-name="standard">
      <style:graphic-properties svg:stroke-color="#111111" draw:fill-color="#b2b2b2" draw:textarea-horizontal-align="justify" draw:textarea-vertical-align="middle" draw:auto-grow-height="false" fo:min-height="1.05cm" fo:min-width="18.3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fo:background-color="#cccccc" fo:borde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  <style:text-properties style:text-line-through-style="none" style:text-line-through-type="none" fo:font-family="'Liberation Sans'" style:font-family-generic="swiss" style:font-pitch="variable" fo:font-size="32pt" fo:font-style="normal" style:text-underline-style="none" fo:font-weight="bold"/>
    </style:style>
    <style:style style:name="P3" style:family="paragraph">
      <style:paragraph-properties fo:text-align="start"/>
      <style:text-properties style:text-line-through-style="none" style:text-line-through-type="none" fo:font-family="'Liberation Sans'" style:font-family-generic="swiss" style:font-pitch="variable" fo:font-size="16pt" fo:font-style="normal" style:text-underline-style="none" fo:font-weight="bold"/>
    </style:style>
    <style:style style:name="P4" style:family="paragraph">
      <style:paragraph-properties fo:text-align="start"/>
      <style:text-properties fo:font-variant="normal" fo:text-transform="none" style:text-line-through-style="none" style:text-line-through-type="none" fo:font-family="'Liberation Sans'" style:font-family-generic="swiss" style:font-pitch="variable" fo:font-size="12pt" fo:font-style="normal" style:text-underline-style="none" fo:font-weight="normal" fo:background-color="transparent"/>
    </style:style>
    <style:style style:name="P5" style:family="paragraph">
      <loext:graphic-properties draw:fill-color="#cccccc"/>
      <style:paragraph-properties fo:text-align="center"/>
    </style:style>
    <style:style style:name="P6" style:family="paragraph">
      <style:paragraph-properties fo:text-align="center"/>
      <style:text-properties fo:font-variant="normal" fo:text-transform="none" style:text-line-through-style="none" style:text-line-through-type="none" fo:font-family="'Liberation Sans'" style:font-family-generic="swiss" style:font-pitch="variable" fo:font-size="12pt" fo:font-style="normal" style:text-underline-style="none" fo:font-weight="normal" fo:background-color="transparent"/>
    </style:style>
    <style:style style:name="P7" style:family="paragraph">
      <loext:graphic-properties draw:fill-color="#b2b2b2"/>
      <style:paragraph-properties fo:text-align="center"/>
    </style:style>
    <style:style style:name="P8" style:family="paragraph">
      <style:paragraph-properties fo:text-align="center"/>
      <style:text-properties style:text-line-through-style="none" style:text-line-through-type="none" fo:font-family="'Liberation Sans'" style:font-family-generic="swiss" style:font-pitch="variable" fo:font-size="12pt" fo:font-style="normal" style:text-underline-style="none" fo:font-weight="bold"/>
    </style:style>
    <style:style style:name="T1" style:family="text">
      <style:text-properties fo:font-variant="normal" fo:text-transform="none" fo:background-color="transparent"/>
    </style:style>
  </office:automatic-styles>
  <office:body>
    <office:drawing>
      <draw:page draw:name="page1" draw:style-name="dp1" draw:master-page-name="Predeterminado">
        <office:forms form:automatic-focus="false" form:apply-design-mode="false">
          <form:form form:name="Formulario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fixed-text form:name="Informe de Repartos" form:control-implementation="ooo:com.sun.star.form.component.FixedText" xml:id="control1" form:id="control1" form:label="Informe de Repartos"/>
            <form:fixed-text form:name="Campo de etiqueta 2" form:control-implementation="ooo:com.sun.star.form.component.FixedText" xml:id="control2" form:id="control2" form:label="Fecha: "/>
            <form:fixed-text form:name="Campo de etiqueta 2" form:control-implementation="ooo:com.sun.star.form.component.FixedText" xml:id="control3" form:id="control3" form:label="Repartidor:"/>
            <form:text form:name="txtRepartidor" form:control-implementation="ooo:com.sun.star.form.component.TextField" xml:id="control4" form:id="control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Fecha" form:control-implementation="ooo:com.sun.star.form.component.TextField" xml:id="control5" form:id="control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Paginado" form:control-implementation="ooo:com.sun.star.form.component.TextField" xml:id="control6" form:id="control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Campo de etiqueta 3" form:control-implementation="ooo:com.sun.star.form.component.FixedText" xml:id="control7" form:id="control7" form:label="Reparto&#10;N°"/>
            <form:fixed-text form:name="Campo de etiqueta 3" form:control-implementation="ooo:com.sun.star.form.component.FixedText" xml:id="control8" form:id="control8" form:label="Pedido&#10;N°"/>
            <form:fixed-text form:name="Campo de etiqueta 3" form:control-implementation="ooo:com.sun.star.form.component.FixedText" xml:id="control9" form:id="control9" form:label="Clientes"/>
            <form:fixed-text form:name="Campo de etiqueta 3" form:control-implementation="ooo:com.sun.star.form.component.FixedText" xml:id="control10" form:id="control10" form:label="Entrega"/>
            <form:fixed-text form:name="Campo de etiqueta 3" form:control-implementation="ooo:com.sun.star.form.component.FixedText" xml:id="control11" form:id="control11" form:label="Monto"/>
            <form:textarea form:name="txtReparto0" form:control-implementation="ooo:com.sun.star.form.component.TextField" xml:id="control12" form:id="control1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Reparto1" form:control-implementation="ooo:com.sun.star.form.component.TextField" xml:id="control13" form:id="control1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Reparto2" form:control-implementation="ooo:com.sun.star.form.component.TextField" xml:id="control14" form:id="control1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Reparto3" form:control-implementation="ooo:com.sun.star.form.component.TextField" xml:id="control15" form:id="control1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Reparto4" form:control-implementation="ooo:com.sun.star.form.component.TextField" xml:id="control16" form:id="control1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Reparto5" form:control-implementation="ooo:com.sun.star.form.component.TextField" xml:id="control17" form:id="control1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Reparto6" form:control-implementation="ooo:com.sun.star.form.component.TextField" xml:id="control18" form:id="control1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Reparto7" form:control-implementation="ooo:com.sun.star.form.component.TextField" xml:id="control19" form:id="control1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Reparto8" form:control-implementation="ooo:com.sun.star.form.component.TextField" xml:id="control20" form:id="control2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Reparto9" form:control-implementation="ooo:com.sun.star.form.component.TextField" xml:id="control21" form:id="control2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Reparto10" form:control-implementation="ooo:com.sun.star.form.component.TextField" xml:id="control22" form:id="control2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Reparto11" form:control-implementation="ooo:com.sun.star.form.component.TextField" xml:id="control23" form:id="control2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Reparto12" form:control-implementation="ooo:com.sun.star.form.component.TextField" xml:id="control24" form:id="control2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Reparto13" form:control-implementation="ooo:com.sun.star.form.component.TextField" xml:id="control25" form:id="control2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Reparto14" form:control-implementation="ooo:com.sun.star.form.component.TextField" xml:id="control26" form:id="control2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Reparto15" form:control-implementation="ooo:com.sun.star.form.component.TextField" xml:id="control27" form:id="control2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Reparto16" form:control-implementation="ooo:com.sun.star.form.component.TextField" xml:id="control28" form:id="control2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Reparto17" form:control-implementation="ooo:com.sun.star.form.component.TextField" xml:id="control29" form:id="control2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Reparto18" form:control-implementation="ooo:com.sun.star.form.component.TextField" xml:id="control30" form:id="control3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Reparto19" form:control-implementation="ooo:com.sun.star.form.component.TextField" xml:id="control31" form:id="control3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edido0" form:control-implementation="ooo:com.sun.star.form.component.TextField" xml:id="control32" form:id="control3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edido1" form:control-implementation="ooo:com.sun.star.form.component.TextField" xml:id="control33" form:id="control3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edido2" form:control-implementation="ooo:com.sun.star.form.component.TextField" xml:id="control34" form:id="control3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edido3" form:control-implementation="ooo:com.sun.star.form.component.TextField" xml:id="control35" form:id="control3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edido4" form:control-implementation="ooo:com.sun.star.form.component.TextField" xml:id="control36" form:id="control3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edido5" form:control-implementation="ooo:com.sun.star.form.component.TextField" xml:id="control37" form:id="control3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edido6" form:control-implementation="ooo:com.sun.star.form.component.TextField" xml:id="control38" form:id="control3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edido7" form:control-implementation="ooo:com.sun.star.form.component.TextField" xml:id="control39" form:id="control3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edido8" form:control-implementation="ooo:com.sun.star.form.component.TextField" xml:id="control40" form:id="control4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edido9" form:control-implementation="ooo:com.sun.star.form.component.TextField" xml:id="control41" form:id="control4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edido10" form:control-implementation="ooo:com.sun.star.form.component.TextField" xml:id="control42" form:id="control4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edido11" form:control-implementation="ooo:com.sun.star.form.component.TextField" xml:id="control43" form:id="control4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edido12" form:control-implementation="ooo:com.sun.star.form.component.TextField" xml:id="control44" form:id="control4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edido13" form:control-implementation="ooo:com.sun.star.form.component.TextField" xml:id="control45" form:id="control4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edido14" form:control-implementation="ooo:com.sun.star.form.component.TextField" xml:id="control46" form:id="control4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edido16" form:control-implementation="ooo:com.sun.star.form.component.TextField" xml:id="control47" form:id="control4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edido17" form:control-implementation="ooo:com.sun.star.form.component.TextField" xml:id="control48" form:id="control4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edido18" form:control-implementation="ooo:com.sun.star.form.component.TextField" xml:id="control49" form:id="control4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edido19" form:control-implementation="ooo:com.sun.star.form.component.TextField" xml:id="control50" form:id="control5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Cliente0" form:control-implementation="ooo:com.sun.star.form.component.TextField" xml:id="control51" form:id="control5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Cliente1" form:control-implementation="ooo:com.sun.star.form.component.TextField" xml:id="control52" form:id="control5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Cliente2" form:control-implementation="ooo:com.sun.star.form.component.TextField" xml:id="control53" form:id="control5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Cliente3" form:control-implementation="ooo:com.sun.star.form.component.TextField" xml:id="control54" form:id="control5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Cliente4" form:control-implementation="ooo:com.sun.star.form.component.TextField" xml:id="control55" form:id="control5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Cliente5" form:control-implementation="ooo:com.sun.star.form.component.TextField" xml:id="control56" form:id="control5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Cliente6" form:control-implementation="ooo:com.sun.star.form.component.TextField" xml:id="control57" form:id="control5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Cliente7" form:control-implementation="ooo:com.sun.star.form.component.TextField" xml:id="control58" form:id="control5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Cliente8" form:control-implementation="ooo:com.sun.star.form.component.TextField" xml:id="control59" form:id="control5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Cliente9" form:control-implementation="ooo:com.sun.star.form.component.TextField" xml:id="control60" form:id="control6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Cliente10" form:control-implementation="ooo:com.sun.star.form.component.TextField" xml:id="control61" form:id="control6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Cliente11" form:control-implementation="ooo:com.sun.star.form.component.TextField" xml:id="control62" form:id="control6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Cliente12" form:control-implementation="ooo:com.sun.star.form.component.TextField" xml:id="control63" form:id="control6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Cliente13" form:control-implementation="ooo:com.sun.star.form.component.TextField" xml:id="control64" form:id="control6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Cliente14" form:control-implementation="ooo:com.sun.star.form.component.TextField" xml:id="control65" form:id="control6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Cliente16" form:control-implementation="ooo:com.sun.star.form.component.TextField" xml:id="control66" form:id="control6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Cliente17" form:control-implementation="ooo:com.sun.star.form.component.TextField" xml:id="control67" form:id="control6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Cliente18" form:control-implementation="ooo:com.sun.star.form.component.TextField" xml:id="control68" form:id="control6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Cliente19" form:control-implementation="ooo:com.sun.star.form.component.TextField" xml:id="control69" form:id="control6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Entrega0" form:control-implementation="ooo:com.sun.star.form.component.TextField" xml:id="control70" form:id="control7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Entrega1" form:control-implementation="ooo:com.sun.star.form.component.TextField" xml:id="control71" form:id="control7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Entrega2" form:control-implementation="ooo:com.sun.star.form.component.TextField" xml:id="control72" form:id="control7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Entrega3" form:control-implementation="ooo:com.sun.star.form.component.TextField" xml:id="control73" form:id="control7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Entrega4" form:control-implementation="ooo:com.sun.star.form.component.TextField" xml:id="control74" form:id="control7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Entrega5" form:control-implementation="ooo:com.sun.star.form.component.TextField" xml:id="control75" form:id="control7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Entrega6" form:control-implementation="ooo:com.sun.star.form.component.TextField" xml:id="control76" form:id="control7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Entrega7" form:control-implementation="ooo:com.sun.star.form.component.TextField" xml:id="control77" form:id="control7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Entrega8" form:control-implementation="ooo:com.sun.star.form.component.TextField" xml:id="control78" form:id="control7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Entrega9" form:control-implementation="ooo:com.sun.star.form.component.TextField" xml:id="control79" form:id="control7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Entrega10" form:control-implementation="ooo:com.sun.star.form.component.TextField" xml:id="control80" form:id="control8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Entrega11" form:control-implementation="ooo:com.sun.star.form.component.TextField" xml:id="control81" form:id="control8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Entrega12" form:control-implementation="ooo:com.sun.star.form.component.TextField" xml:id="control82" form:id="control8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Entrega13" form:control-implementation="ooo:com.sun.star.form.component.TextField" xml:id="control83" form:id="control8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Entrega14" form:control-implementation="ooo:com.sun.star.form.component.TextField" xml:id="control84" form:id="control8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Entrega16" form:control-implementation="ooo:com.sun.star.form.component.TextField" xml:id="control85" form:id="control8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Entrega17" form:control-implementation="ooo:com.sun.star.form.component.TextField" xml:id="control86" form:id="control8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Entrega18" form:control-implementation="ooo:com.sun.star.form.component.TextField" xml:id="control87" form:id="control8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Entrega19" form:control-implementation="ooo:com.sun.star.form.component.TextField" xml:id="control88" form:id="control8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Monto0" form:control-implementation="ooo:com.sun.star.form.component.TextField" xml:id="control89" form:id="control8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Monto1" form:control-implementation="ooo:com.sun.star.form.component.TextField" xml:id="control90" form:id="control9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Monto2" form:control-implementation="ooo:com.sun.star.form.component.TextField" xml:id="control91" form:id="control9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Monto3" form:control-implementation="ooo:com.sun.star.form.component.TextField" xml:id="control92" form:id="control9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Monto4" form:control-implementation="ooo:com.sun.star.form.component.TextField" xml:id="control93" form:id="control9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Monto5" form:control-implementation="ooo:com.sun.star.form.component.TextField" xml:id="control94" form:id="control9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Monto6" form:control-implementation="ooo:com.sun.star.form.component.TextField" xml:id="control95" form:id="control9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Monto7" form:control-implementation="ooo:com.sun.star.form.component.TextField" xml:id="control96" form:id="control9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Monto8" form:control-implementation="ooo:com.sun.star.form.component.TextField" xml:id="control97" form:id="control9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Monto9" form:control-implementation="ooo:com.sun.star.form.component.TextField" xml:id="control98" form:id="control9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Monto10" form:control-implementation="ooo:com.sun.star.form.component.TextField" xml:id="control99" form:id="control9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Monto11" form:control-implementation="ooo:com.sun.star.form.component.TextField" xml:id="control100" form:id="control10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Monto12" form:control-implementation="ooo:com.sun.star.form.component.TextField" xml:id="control101" form:id="control10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Monto13" form:control-implementation="ooo:com.sun.star.form.component.TextField" xml:id="control102" form:id="control10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Monto14" form:control-implementation="ooo:com.sun.star.form.component.TextField" xml:id="control103" form:id="control10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Monto16" form:control-implementation="ooo:com.sun.star.form.component.TextField" xml:id="control104" form:id="control10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Monto17" form:control-implementation="ooo:com.sun.star.form.component.TextField" xml:id="control105" form:id="control10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Monto18" form:control-implementation="ooo:com.sun.star.form.component.TextField" xml:id="control106" form:id="control10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Monto19" form:control-implementation="ooo:com.sun.star.form.component.TextField" xml:id="control107" form:id="control10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Total" form:control-implementation="ooo:com.sun.star.form.component.TextField" xml:id="control108" form:id="control10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edido15" form:control-implementation="ooo:com.sun.star.form.component.TextField" xml:id="control109" form:id="control10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Cliente15" form:control-implementation="ooo:com.sun.star.form.component.TextField" xml:id="control110" form:id="control11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Entrega15" form:control-implementation="ooo:com.sun.star.form.component.TextField" xml:id="control111" form:id="control11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Monto15" form:control-implementation="ooo:com.sun.star.form.component.TextField" xml:id="control112" form:id="control11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fixed-text form:name="Campo de etiqueta 3" form:control-implementation="ooo:com.sun.star.form.component.FixedText" xml:id="control113" form:id="control113" form:label="TOTAL"/>
          </form:form>
        </office:forms>
        <draw:frame draw:style-name="gr1" draw:text-style-name="P1" draw:layer="layout" svg:width="2.724cm" svg:height="1.904cm" svg:x="13.2cm" svg:y="1.296cm">
          <draw:image xlink:href="Pictures/100000000000006700000048237A3E4FF9F37169.png" xlink:type="simple" xlink:show="embed" xlink:actuate="onLoad">
            <text:p/>
          </draw:image>
        </draw:frame>
        <draw:frame draw:style-name="gr1" draw:text-style-name="P1" draw:layer="layout" svg:width="8.122cm" svg:height="2.221cm" svg:x="4.839cm" svg:y="1.079cm">
          <draw:image xlink:href="Pictures/1000000000000133000000546AABCFA7F059A366.png" xlink:type="simple" xlink:show="embed" xlink:actuate="onLoad">
            <text:p/>
          </draw:image>
        </draw:frame>
        <draw:control draw:style-name="gr2" draw:text-style-name="P2" draw:layer="layout" svg:width="11.6cm" svg:height="3.1cm" svg:x="5cm" svg:y="2.3cm" draw:control="control1"/>
        <draw:control draw:style-name="gr2" draw:text-style-name="P3" draw:layer="layout" svg:width="2.2cm" svg:height="1.5cm" svg:x="1.8cm" svg:y="5.7cm" draw:control="control2"/>
        <draw:control draw:style-name="gr2" draw:text-style-name="P3" draw:layer="layout" svg:width="3.4cm" svg:height="1.5cm" svg:x="1.8cm" svg:y="4.6cm" draw:control="control3"/>
        <draw:control draw:style-name="gr3" draw:text-style-name="P4" draw:layer="layout" svg:width="15cm" svg:height="0.9cm" svg:x="4.9cm" svg:y="4.9cm" draw:control="control4"/>
        <draw:control draw:style-name="gr3" draw:text-style-name="P4" draw:layer="layout" svg:width="4.1cm" svg:height="0.9cm" svg:x="3.6cm" svg:y="6cm" draw:control="control5"/>
        <draw:custom-shape draw:style-name="gr4" draw:text-style-name="P5" draw:layer="layout" svg:width="18.8cm" svg:height="20.4cm" svg:x="1.1cm" svg:y="7.1cm">
          <text:p/>
          <draw:enhanced-geometry svg:viewBox="0 0 21600 21600" draw:type="rectangle" draw:enhanced-path="M 0 0 L 21600 0 21600 21600 0 21600 0 0 Z N"/>
        </draw:custom-shape>
        <draw:control draw:style-name="gr3" draw:text-style-name="P6" draw:layer="layout" svg:width="7.1cm" svg:height="1.1cm" svg:x="6.95cm" svg:y="27.6cm" draw:control="control6"/>
        <draw:custom-shape draw:style-name="gr5" draw:text-style-name="P7" draw:layer="layout" svg:width="18.8cm" svg:height="1.3cm" svg:x="1.1cm" svg:y="7.1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2.7cm" svg:y1="7.1cm" svg:x2="2.7cm" svg:y2="27.5cm">
          <text:p/>
        </draw:line>
        <draw:line draw:style-name="gr6" draw:text-style-name="P1" draw:layer="layout" svg:x1="4.3cm" svg:y1="7.1cm" svg:x2="4.3cm" svg:y2="27.5cm">
          <text:p/>
        </draw:line>
        <draw:line draw:style-name="gr6" draw:text-style-name="P1" draw:layer="layout" svg:x1="15.6cm" svg:y1="7.1cm" svg:x2="15.6cm" svg:y2="27.5cm">
          <text:p/>
        </draw:line>
        <draw:line draw:style-name="gr6" draw:text-style-name="P1" draw:layer="layout" svg:x1="17.2cm" svg:y1="7.1cm" svg:x2="17.2cm" svg:y2="27.5cm">
          <text:p/>
        </draw:line>
        <draw:control draw:style-name="gr2" draw:text-style-name="P8" draw:layer="layout" svg:width="1.8cm" svg:height="1cm" svg:x="1cm" svg:y="7.2cm" draw:control="control7"/>
        <draw:control draw:style-name="gr2" draw:text-style-name="P8" draw:layer="layout" svg:width="1.8cm" svg:height="1cm" svg:x="2.6cm" svg:y="7.2cm" draw:control="control8"/>
        <draw:control draw:style-name="gr2" draw:text-style-name="P8" draw:layer="layout" svg:width="1.8cm" svg:height="1cm" svg:x="8.8cm" svg:y="7.2cm" draw:control="control9"/>
        <draw:control draw:style-name="gr2" draw:text-style-name="P8" draw:layer="layout" svg:width="1.8cm" svg:height="1cm" svg:x="15.5cm" svg:y="7.2cm" draw:control="control10"/>
        <draw:control draw:style-name="gr2" draw:text-style-name="P8" draw:layer="layout" svg:width="1.8cm" svg:height="1cm" svg:x="17.6cm" svg:y="7.2cm" draw:control="control11"/>
        <draw:control draw:style-name="gr7" draw:text-style-name="P4" draw:layer="layout" svg:width="1.4cm" svg:height="0.8cm" svg:x="1.2cm" svg:y="8.5cm" draw:control="control12"/>
        <draw:control draw:style-name="gr7" draw:text-style-name="P4" draw:layer="layout" svg:width="1.4cm" svg:height="0.8cm" svg:x="1.2cm" svg:y="9.4cm" draw:control="control13"/>
        <draw:control draw:style-name="gr7" draw:text-style-name="P4" draw:layer="layout" svg:width="1.4cm" svg:height="0.8cm" svg:x="1.2cm" svg:y="10.3cm" draw:control="control14"/>
        <draw:control draw:style-name="gr7" draw:text-style-name="P4" draw:layer="layout" svg:width="1.4cm" svg:height="0.8cm" svg:x="1.2cm" svg:y="11.2cm" draw:control="control15"/>
        <draw:control draw:style-name="gr7" draw:text-style-name="P4" draw:layer="layout" svg:width="1.4cm" svg:height="0.8cm" svg:x="1.2cm" svg:y="12.1cm" draw:control="control16"/>
        <draw:control draw:style-name="gr7" draw:text-style-name="P4" draw:layer="layout" svg:width="1.4cm" svg:height="0.8cm" svg:x="1.2cm" svg:y="13cm" draw:control="control17"/>
        <draw:control draw:style-name="gr7" draw:text-style-name="P4" draw:layer="layout" svg:width="1.4cm" svg:height="0.8cm" svg:x="1.2cm" svg:y="13.9cm" draw:control="control18"/>
        <draw:control draw:style-name="gr7" draw:text-style-name="P4" draw:layer="layout" svg:width="1.4cm" svg:height="0.8cm" svg:x="1.2cm" svg:y="14.8cm" draw:control="control19"/>
        <draw:control draw:style-name="gr7" draw:text-style-name="P4" draw:layer="layout" svg:width="1.4cm" svg:height="0.8cm" svg:x="1.2cm" svg:y="15.7cm" draw:control="control20"/>
        <draw:control draw:style-name="gr7" draw:text-style-name="P4" draw:layer="layout" svg:width="1.4cm" svg:height="0.8cm" svg:x="1.2cm" svg:y="16.6cm" draw:control="control21"/>
        <draw:control draw:style-name="gr7" draw:text-style-name="P4" draw:layer="layout" svg:width="1.4cm" svg:height="0.8cm" svg:x="1.2cm" svg:y="17.5cm" draw:control="control22"/>
        <draw:control draw:style-name="gr7" draw:text-style-name="P4" draw:layer="layout" svg:width="1.4cm" svg:height="0.8cm" svg:x="1.2cm" svg:y="18.4cm" draw:control="control23"/>
        <draw:control draw:style-name="gr7" draw:text-style-name="P4" draw:layer="layout" svg:width="1.4cm" svg:height="0.8cm" svg:x="1.2cm" svg:y="19.3cm" draw:control="control24"/>
        <draw:control draw:style-name="gr7" draw:text-style-name="P4" draw:layer="layout" svg:width="1.4cm" svg:height="0.8cm" svg:x="1.2cm" svg:y="20.2cm" draw:control="control25"/>
        <draw:control draw:style-name="gr7" draw:text-style-name="P4" draw:layer="layout" svg:width="1.4cm" svg:height="0.8cm" svg:x="1.2cm" svg:y="21.1cm" draw:control="control26"/>
        <draw:control draw:style-name="gr7" draw:text-style-name="P4" draw:layer="layout" svg:width="1.4cm" svg:height="0.8cm" svg:x="1.2cm" svg:y="22cm" draw:control="control27"/>
        <draw:control draw:style-name="gr7" draw:text-style-name="P4" draw:layer="layout" svg:width="1.4cm" svg:height="0.8cm" svg:x="1.2cm" svg:y="22.9cm" draw:control="control28"/>
        <draw:control draw:style-name="gr7" draw:text-style-name="P4" draw:layer="layout" svg:width="1.4cm" svg:height="0.8cm" svg:x="1.2cm" svg:y="23.8cm" draw:control="control29"/>
        <draw:control draw:style-name="gr7" draw:text-style-name="P4" draw:layer="layout" svg:width="1.4cm" svg:height="0.8cm" svg:x="1.2cm" svg:y="24.7cm" draw:control="control30"/>
        <draw:control draw:style-name="gr7" draw:text-style-name="P4" draw:layer="layout" svg:width="1.4cm" svg:height="0.8cm" svg:x="1.2cm" svg:y="25.6cm" draw:control="control31"/>
        <draw:control draw:style-name="gr7" draw:text-style-name="P4" draw:layer="layout" svg:width="1.4cm" svg:height="0.8cm" svg:x="2.8cm" svg:y="8.5cm" draw:control="control32"/>
        <draw:control draw:style-name="gr7" draw:text-style-name="P4" draw:layer="layout" svg:width="1.4cm" svg:height="0.8cm" svg:x="2.8cm" svg:y="9.4cm" draw:control="control33"/>
        <draw:control draw:style-name="gr7" draw:text-style-name="P4" draw:layer="layout" svg:width="1.4cm" svg:height="0.8cm" svg:x="2.8cm" svg:y="10.3cm" draw:control="control34"/>
        <draw:control draw:style-name="gr7" draw:text-style-name="P4" draw:layer="layout" svg:width="1.4cm" svg:height="0.8cm" svg:x="2.8cm" svg:y="11.2cm" draw:control="control35"/>
        <draw:control draw:style-name="gr7" draw:text-style-name="P4" draw:layer="layout" svg:width="1.4cm" svg:height="0.8cm" svg:x="2.8cm" svg:y="12.1cm" draw:control="control36"/>
        <draw:control draw:style-name="gr7" draw:text-style-name="P4" draw:layer="layout" svg:width="1.4cm" svg:height="0.8cm" svg:x="2.8cm" svg:y="13cm" draw:control="control37"/>
        <draw:control draw:style-name="gr7" draw:text-style-name="P4" draw:layer="layout" svg:width="1.4cm" svg:height="0.8cm" svg:x="2.8cm" svg:y="13.9cm" draw:control="control38"/>
        <draw:control draw:style-name="gr7" draw:text-style-name="P4" draw:layer="layout" svg:width="1.4cm" svg:height="0.8cm" svg:x="2.8cm" svg:y="14.8cm" draw:control="control39"/>
        <draw:control draw:style-name="gr7" draw:text-style-name="P4" draw:layer="layout" svg:width="1.4cm" svg:height="0.8cm" svg:x="2.8cm" svg:y="15.7cm" draw:control="control40"/>
        <draw:control draw:style-name="gr7" draw:text-style-name="P4" draw:layer="layout" svg:width="1.4cm" svg:height="0.8cm" svg:x="2.8cm" svg:y="16.6cm" draw:control="control41"/>
        <draw:control draw:style-name="gr7" draw:text-style-name="P4" draw:layer="layout" svg:width="1.4cm" svg:height="0.8cm" svg:x="2.8cm" svg:y="17.5cm" draw:control="control42"/>
        <draw:control draw:style-name="gr7" draw:text-style-name="P4" draw:layer="layout" svg:width="1.4cm" svg:height="0.8cm" svg:x="2.8cm" svg:y="18.4cm" draw:control="control43"/>
        <draw:control draw:style-name="gr7" draw:text-style-name="P4" draw:layer="layout" svg:width="1.4cm" svg:height="0.8cm" svg:x="2.8cm" svg:y="19.3cm" draw:control="control44"/>
        <draw:control draw:style-name="gr7" draw:text-style-name="P4" draw:layer="layout" svg:width="1.4cm" svg:height="0.8cm" svg:x="2.8cm" svg:y="20.2cm" draw:control="control45"/>
        <draw:control draw:style-name="gr7" draw:text-style-name="P4" draw:layer="layout" svg:width="1.4cm" svg:height="0.8cm" svg:x="2.8cm" svg:y="21.1cm" draw:control="control46"/>
        <draw:control draw:style-name="gr7" draw:text-style-name="P4" draw:layer="layout" svg:width="1.4cm" svg:height="0.8cm" svg:x="2.8cm" svg:y="22.9cm" draw:control="control47"/>
        <draw:control draw:style-name="gr7" draw:text-style-name="P4" draw:layer="layout" svg:width="1.4cm" svg:height="0.8cm" svg:x="2.8cm" svg:y="23.8cm" draw:control="control48"/>
        <draw:control draw:style-name="gr7" draw:text-style-name="P4" draw:layer="layout" svg:width="1.4cm" svg:height="0.8cm" svg:x="2.8cm" svg:y="24.7cm" draw:control="control49"/>
        <draw:control draw:style-name="gr7" draw:text-style-name="P4" draw:layer="layout" svg:width="1.4cm" svg:height="0.8cm" svg:x="2.8cm" svg:y="25.6cm" draw:control="control50"/>
        <draw:control draw:style-name="gr7" draw:text-style-name="P4" draw:layer="layout" svg:width="11.1cm" svg:height="0.8cm" svg:x="4.4cm" svg:y="8.5cm" draw:control="control51"/>
        <draw:control draw:style-name="gr7" draw:text-style-name="P4" draw:layer="layout" svg:width="11.1cm" svg:height="0.8cm" svg:x="4.4cm" svg:y="9.4cm" draw:control="control52"/>
        <draw:control draw:style-name="gr7" draw:text-style-name="P4" draw:layer="layout" svg:width="11.1cm" svg:height="0.8cm" svg:x="4.4cm" svg:y="10.3cm" draw:control="control53"/>
        <draw:control draw:style-name="gr7" draw:text-style-name="P4" draw:layer="layout" svg:width="11.1cm" svg:height="0.8cm" svg:x="4.4cm" svg:y="11.2cm" draw:control="control54"/>
        <draw:control draw:style-name="gr7" draw:text-style-name="P4" draw:layer="layout" svg:width="11.1cm" svg:height="0.8cm" svg:x="4.4cm" svg:y="12.1cm" draw:control="control55"/>
        <draw:control draw:style-name="gr7" draw:text-style-name="P4" draw:layer="layout" svg:width="11.1cm" svg:height="0.8cm" svg:x="4.4cm" svg:y="13cm" draw:control="control56"/>
        <draw:control draw:style-name="gr7" draw:text-style-name="P4" draw:layer="layout" svg:width="11.1cm" svg:height="0.8cm" svg:x="4.4cm" svg:y="13.9cm" draw:control="control57"/>
        <draw:control draw:style-name="gr7" draw:text-style-name="P4" draw:layer="layout" svg:width="11.1cm" svg:height="0.8cm" svg:x="4.4cm" svg:y="14.8cm" draw:control="control58"/>
        <draw:control draw:style-name="gr7" draw:text-style-name="P4" draw:layer="layout" svg:width="11.1cm" svg:height="0.8cm" svg:x="4.4cm" svg:y="15.7cm" draw:control="control59"/>
        <draw:control draw:style-name="gr7" draw:text-style-name="P4" draw:layer="layout" svg:width="11.1cm" svg:height="0.8cm" svg:x="4.4cm" svg:y="16.6cm" draw:control="control60"/>
        <draw:control draw:style-name="gr7" draw:text-style-name="P4" draw:layer="layout" svg:width="11.1cm" svg:height="0.8cm" svg:x="4.4cm" svg:y="17.5cm" draw:control="control61"/>
        <draw:control draw:style-name="gr7" draw:text-style-name="P4" draw:layer="layout" svg:width="11.1cm" svg:height="0.8cm" svg:x="4.4cm" svg:y="18.4cm" draw:control="control62"/>
        <draw:control draw:style-name="gr7" draw:text-style-name="P4" draw:layer="layout" svg:width="11.1cm" svg:height="0.8cm" svg:x="4.4cm" svg:y="19.3cm" draw:control="control63"/>
        <draw:control draw:style-name="gr7" draw:text-style-name="P4" draw:layer="layout" svg:width="11.1cm" svg:height="0.8cm" svg:x="4.4cm" svg:y="20.2cm" draw:control="control64"/>
        <draw:control draw:style-name="gr7" draw:text-style-name="P4" draw:layer="layout" svg:width="11.1cm" svg:height="0.8cm" svg:x="4.4cm" svg:y="21.1cm" draw:control="control65"/>
        <draw:control draw:style-name="gr7" draw:text-style-name="P4" draw:layer="layout" svg:width="11.1cm" svg:height="0.8cm" svg:x="4.4cm" svg:y="22.9cm" draw:control="control66"/>
        <draw:control draw:style-name="gr7" draw:text-style-name="P4" draw:layer="layout" svg:width="11.1cm" svg:height="0.8cm" svg:x="4.4cm" svg:y="23.8cm" draw:control="control67"/>
        <draw:control draw:style-name="gr7" draw:text-style-name="P4" draw:layer="layout" svg:width="11.1cm" svg:height="0.8cm" svg:x="4.4cm" svg:y="24.7cm" draw:control="control68"/>
        <draw:control draw:style-name="gr7" draw:text-style-name="P4" draw:layer="layout" svg:width="11.1cm" svg:height="0.8cm" svg:x="4.4cm" svg:y="25.6cm" draw:control="control69"/>
        <draw:control draw:style-name="gr7" draw:text-style-name="P4" draw:layer="layout" svg:width="1.4cm" svg:height="0.8cm" svg:x="15.7cm" svg:y="8.5cm" draw:control="control70"/>
        <draw:control draw:style-name="gr7" draw:text-style-name="P4" draw:layer="layout" svg:width="1.4cm" svg:height="0.8cm" svg:x="15.7cm" svg:y="9.4cm" draw:control="control71"/>
        <draw:control draw:style-name="gr7" draw:text-style-name="P4" draw:layer="layout" svg:width="1.4cm" svg:height="0.8cm" svg:x="15.7cm" svg:y="10.3cm" draw:control="control72"/>
        <draw:control draw:style-name="gr7" draw:text-style-name="P4" draw:layer="layout" svg:width="1.4cm" svg:height="0.8cm" svg:x="15.7cm" svg:y="11.2cm" draw:control="control73"/>
        <draw:control draw:style-name="gr7" draw:text-style-name="P4" draw:layer="layout" svg:width="1.4cm" svg:height="0.8cm" svg:x="15.7cm" svg:y="12.1cm" draw:control="control74"/>
        <draw:control draw:style-name="gr7" draw:text-style-name="P4" draw:layer="layout" svg:width="1.4cm" svg:height="0.8cm" svg:x="15.7cm" svg:y="13cm" draw:control="control75"/>
        <draw:control draw:style-name="gr7" draw:text-style-name="P4" draw:layer="layout" svg:width="1.4cm" svg:height="0.8cm" svg:x="15.7cm" svg:y="13.9cm" draw:control="control76"/>
        <draw:control draw:style-name="gr7" draw:text-style-name="P4" draw:layer="layout" svg:width="1.4cm" svg:height="0.8cm" svg:x="15.7cm" svg:y="14.8cm" draw:control="control77"/>
        <draw:control draw:style-name="gr7" draw:text-style-name="P4" draw:layer="layout" svg:width="1.4cm" svg:height="0.8cm" svg:x="15.7cm" svg:y="15.7cm" draw:control="control78"/>
        <draw:control draw:style-name="gr7" draw:text-style-name="P4" draw:layer="layout" svg:width="1.4cm" svg:height="0.8cm" svg:x="15.7cm" svg:y="16.6cm" draw:control="control79"/>
        <draw:control draw:style-name="gr7" draw:text-style-name="P4" draw:layer="layout" svg:width="1.4cm" svg:height="0.8cm" svg:x="15.7cm" svg:y="17.5cm" draw:control="control80"/>
        <draw:control draw:style-name="gr7" draw:text-style-name="P4" draw:layer="layout" svg:width="1.4cm" svg:height="0.8cm" svg:x="15.7cm" svg:y="18.4cm" draw:control="control81"/>
        <draw:control draw:style-name="gr7" draw:text-style-name="P4" draw:layer="layout" svg:width="1.4cm" svg:height="0.8cm" svg:x="15.7cm" svg:y="19.3cm" draw:control="control82"/>
        <draw:control draw:style-name="gr7" draw:text-style-name="P4" draw:layer="layout" svg:width="1.4cm" svg:height="0.8cm" svg:x="15.7cm" svg:y="20.2cm" draw:control="control83"/>
        <draw:control draw:style-name="gr7" draw:text-style-name="P4" draw:layer="layout" svg:width="1.4cm" svg:height="0.8cm" svg:x="15.7cm" svg:y="21.1cm" draw:control="control84"/>
        <draw:control draw:style-name="gr7" draw:text-style-name="P4" draw:layer="layout" svg:width="1.4cm" svg:height="0.8cm" svg:x="15.7cm" svg:y="22.9cm" draw:control="control85"/>
        <draw:control draw:style-name="gr7" draw:text-style-name="P4" draw:layer="layout" svg:width="1.4cm" svg:height="0.8cm" svg:x="15.7cm" svg:y="23.8cm" draw:control="control86"/>
        <draw:control draw:style-name="gr7" draw:text-style-name="P4" draw:layer="layout" svg:width="1.4cm" svg:height="0.8cm" svg:x="15.7cm" svg:y="24.7cm" draw:control="control87"/>
        <draw:control draw:style-name="gr7" draw:text-style-name="P4" draw:layer="layout" svg:width="1.4cm" svg:height="0.8cm" svg:x="15.7cm" svg:y="25.6cm" draw:control="control88"/>
        <draw:control draw:style-name="gr7" draw:text-style-name="P4" draw:layer="layout" svg:width="2.5cm" svg:height="0.8cm" svg:x="17.3cm" svg:y="8.5cm" draw:control="control89"/>
        <draw:control draw:style-name="gr7" draw:text-style-name="P4" draw:layer="layout" svg:width="2.5cm" svg:height="0.8cm" svg:x="17.3cm" svg:y="9.4cm" draw:control="control90"/>
        <draw:control draw:style-name="gr7" draw:text-style-name="P4" draw:layer="layout" svg:width="2.5cm" svg:height="0.8cm" svg:x="17.3cm" svg:y="10.3cm" draw:control="control91"/>
        <draw:control draw:style-name="gr7" draw:text-style-name="P4" draw:layer="layout" svg:width="2.5cm" svg:height="0.8cm" svg:x="17.3cm" svg:y="11.2cm" draw:control="control92"/>
        <draw:control draw:style-name="gr7" draw:text-style-name="P4" draw:layer="layout" svg:width="2.5cm" svg:height="0.8cm" svg:x="17.3cm" svg:y="12.1cm" draw:control="control93"/>
        <draw:control draw:style-name="gr7" draw:text-style-name="P4" draw:layer="layout" svg:width="2.5cm" svg:height="0.8cm" svg:x="17.3cm" svg:y="13cm" draw:control="control94"/>
        <draw:control draw:style-name="gr7" draw:text-style-name="P4" draw:layer="layout" svg:width="2.5cm" svg:height="0.8cm" svg:x="17.3cm" svg:y="13.9cm" draw:control="control95"/>
        <draw:control draw:style-name="gr7" draw:text-style-name="P4" draw:layer="layout" svg:width="2.5cm" svg:height="0.8cm" svg:x="17.3cm" svg:y="14.8cm" draw:control="control96"/>
        <draw:control draw:style-name="gr7" draw:text-style-name="P4" draw:layer="layout" svg:width="2.5cm" svg:height="0.8cm" svg:x="17.3cm" svg:y="15.7cm" draw:control="control97"/>
        <draw:control draw:style-name="gr7" draw:text-style-name="P4" draw:layer="layout" svg:width="2.5cm" svg:height="0.8cm" svg:x="17.3cm" svg:y="16.6cm" draw:control="control98"/>
        <draw:control draw:style-name="gr7" draw:text-style-name="P4" draw:layer="layout" svg:width="2.5cm" svg:height="0.8cm" svg:x="17.3cm" svg:y="17.5cm" draw:control="control99"/>
        <draw:control draw:style-name="gr7" draw:text-style-name="P4" draw:layer="layout" svg:width="2.5cm" svg:height="0.8cm" svg:x="17.3cm" svg:y="18.4cm" draw:control="control100"/>
        <draw:control draw:style-name="gr7" draw:text-style-name="P4" draw:layer="layout" svg:width="2.5cm" svg:height="0.8cm" svg:x="17.3cm" svg:y="19.3cm" draw:control="control101"/>
        <draw:control draw:style-name="gr7" draw:text-style-name="P4" draw:layer="layout" svg:width="2.5cm" svg:height="0.8cm" svg:x="17.3cm" svg:y="20.2cm" draw:control="control102"/>
        <draw:control draw:style-name="gr7" draw:text-style-name="P4" draw:layer="layout" svg:width="2.5cm" svg:height="0.8cm" svg:x="17.3cm" svg:y="21.1cm" draw:control="control103"/>
        <draw:control draw:style-name="gr7" draw:text-style-name="P4" draw:layer="layout" svg:width="2.5cm" svg:height="0.8cm" svg:x="17.3cm" svg:y="22.9cm" draw:control="control104"/>
        <draw:control draw:style-name="gr7" draw:text-style-name="P4" draw:layer="layout" svg:width="2.5cm" svg:height="0.8cm" svg:x="17.3cm" svg:y="23.8cm" draw:control="control105"/>
        <draw:control draw:style-name="gr7" draw:text-style-name="P4" draw:layer="layout" svg:width="2.5cm" svg:height="0.8cm" svg:x="17.3cm" svg:y="24.7cm" draw:control="control106"/>
        <draw:control draw:style-name="gr7" draw:text-style-name="P4" draw:layer="layout" svg:width="2.5cm" svg:height="0.8cm" svg:x="17.3cm" svg:y="25.6cm" draw:control="control107"/>
        <draw:control draw:style-name="gr7" draw:text-style-name="P4" draw:layer="layout" svg:width="2.5cm" svg:height="0.8cm" svg:x="17.3cm" svg:y="26.5cm" draw:control="control108"/>
        <draw:control draw:style-name="gr7" draw:text-style-name="P4" draw:layer="layout" svg:width="1.4cm" svg:height="0.8cm" svg:x="2.8cm" svg:y="22cm" draw:control="control109"/>
        <draw:control draw:style-name="gr7" draw:text-style-name="P4" draw:layer="layout" svg:width="11.1cm" svg:height="0.8cm" svg:x="4.4cm" svg:y="22cm" draw:control="control110"/>
        <draw:control draw:style-name="gr7" draw:text-style-name="P4" draw:layer="layout" svg:width="1.4cm" svg:height="0.8cm" svg:x="15.7cm" svg:y="22cm" draw:control="control111"/>
        <draw:control draw:style-name="gr7" draw:text-style-name="P4" draw:layer="layout" svg:width="2.5cm" svg:height="0.8cm" svg:x="17.3cm" svg:y="22cm" draw:control="control112"/>
        <draw:control draw:style-name="gr2" draw:text-style-name="P8" draw:layer="layout" svg:width="1.8cm" svg:height="1cm" svg:x="15.6cm" svg:y="26.5cm" draw:control="control113"/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1T16:52:54.164000000</meta:creation-date>
    <dc:date>2015-11-19T20:11:01.817000000</dc:date>
    <meta:editing-duration>PT20M22S</meta:editing-duration>
    <meta:editing-cycles>3</meta:editing-cycles>
    <meta:generator>LibreOffice/5.0.3.2$Windows_x86 LibreOffice_project/e5f16313668ac592c1bfb310f4390624e3dbfb75</meta:generator>
    <meta:document-statistic meta:object-count="121"/>
  </office:meta>
</office:document-meta>
</file>